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color="#999999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14pt E-stem width</text:p>
          </table:table-cell>
          <table:table-cell table:number-columns-repeated="4"/>
          <table:table-cell office:value-type="string" calcext:value-type="string">
            <text:p>5pt E-stem width</text:p>
          </table:table-cell>
          <table:table-cell table:number-columns-repeated="4"/>
          <table:table-cell office:value-type="string" calcext:value-type="string">
            <text:p>5pt E-stem width</text:p>
          </table:table-cell>
          <table:table-cell table:number-columns-repeated="4"/>
          <table:table-cell office:value-type="string" calcext:value-type="string">
            <text:p>60pt E-stem wid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lin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LOG([.B2])" office:value-type="float" office:value="1.38021124171161" calcext:value-type="float">
            <text:p>1.3802112417</text:p>
          </table:table-cell>
          <table:table-cell/>
          <table:table-cell office:value-type="string" calcext:value-type="string">
            <text:p>hairline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OG([.G2])" office:value-type="float" office:value="1.74036268949424" calcext:value-type="float">
            <text:p>1.7403626895</text:p>
          </table:table-cell>
          <table:table-cell/>
          <table:table-cell office:value-type="string" calcext:value-type="string">
            <text:p>hairline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OG([.L2])" office:value-type="float" office:value="1.74036268949424" calcext:value-type="float">
            <text:p>1.7403626895</text:p>
          </table:table-cell>
          <table:table-cell/>
          <table:table-cell office:value-type="string" calcext:value-type="string">
            <text:p>hairline</text:p>
          </table:table-cell>
          <table:table-cell office:value-type="float" office:value="13" calcext:value-type="float">
            <text:p>13</text:p>
          </table:table-cell>
          <table:table-cell/>
          <table:table-cell table:formula="of:=LOG([.Q2])" office:value-type="float" office:value="1.11394335230684" calcext:value-type="float">
            <text:p>1.1139433523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85" calcext:value-type="float">
            <text:p>85</text:p>
          </table:table-cell>
          <table:table-cell/>
          <table:table-cell table:formula="of:=LOG([.B3])" office:value-type="float" office:value="1.92941892571429" calcext:value-type="float">
            <text:p>1.9294189257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LOG([.G3])" office:value-type="float" office:value="2.04921802267018" calcext:value-type="float">
            <text:p>2.0492180227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LOG([.L3])" office:value-type="float" office:value="2.04921802267018" calcext:value-type="float">
            <text:p>2.0492180227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3" calcext:value-type="float">
            <text:p>83</text:p>
          </table:table-cell>
          <table:table-cell/>
          <table:table-cell table:formula="of:=LOG([.Q3])" office:value-type="float" office:value="1.91907809237607" calcext:value-type="float">
            <text:p>1.9190780924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LOG([.B4])" office:value-type="float" office:value="2.16731733474818" calcext:value-type="float">
            <text:p>2.1673173347</text:p>
          </table:table-cell>
          <table:table-cell/>
          <table:table-cell office:value-type="string" calcext:value-type="string">
            <text:p>heavy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LOG([.G4])" office:value-type="float" office:value="2.22271647114758" calcext:value-type="float">
            <text:p>2.2227164711</text:p>
          </table:table-cell>
          <table:table-cell/>
          <table:table-cell office:value-type="string" calcext:value-type="string">
            <text:p>heavy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LOG([.L4])" office:value-type="float" office:value="2.22271647114758" calcext:value-type="float">
            <text:p>2.2227164711</text:p>
          </table:table-cell>
          <table:table-cell/>
          <table:table-cell office:value-type="string" calcext:value-type="string">
            <text:p>heavy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LOG([.Q4])" office:value-type="float" office:value="2.18184358794477" calcext:value-type="float">
            <text:p>2.1818435879</text:p>
          </table:table-cell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Steps to heavy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1" table:number-columns-repeated="8"/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or 14pt:</text:p>
          </table:table-cell>
          <table:table-cell table:number-columns-repeated="18"/>
        </table:table-row>
        <table:table-row table:style-name="ro1">
          <table:table-cell office:value-type="float" office:value="2.7" calcext:value-type="float">
            <text:p>2.7</text:p>
          </table:table-cell>
          <table:table-cell/>
          <table:table-cell table:formula="of:=POWER(10; [.$D$3]+([.$D$4]-[.$D$3])/[.$A16]*[.C$11])" office:value-type="float" office:value="46.247404059856" calcext:value-type="float">
            <text:p>46.2474040599</text:p>
          </table:table-cell>
          <table:table-cell table:formula="of:=POWER(10; [.$D$3]+([.$D$4]-[.$D$3])/[.$A16]*[.D$11])" office:value-type="float" office:value="56.6497349156982" calcext:value-type="float">
            <text:p>56.6497349157</text:p>
          </table:table-cell>
          <table:table-cell table:formula="of:=POWER(10; [.$D$3]+([.$D$4]-[.$D$3])/[.$A16]*[.E$11])" office:value-type="float" office:value="69.3918400666414" calcext:value-type="float">
            <text:p>69.3918400666</text:p>
          </table:table-cell>
          <table:table-cell table:formula="of:=POWER(10; [.$D$3]+([.$D$4]-[.$D$3])/[.$A16]*[.F$11])" office:value-type="float" office:value="85" calcext:value-type="float">
            <text:p>85</text:p>
          </table:table-cell>
          <table:table-cell table:formula="of:=POWER(10; [.$D$3]+([.$D$4]-[.$D$3])/[.$A16]*[.G$11])" office:value-type="float" office:value="104.118870360858" calcext:value-type="float">
            <text:p>104.1188703609</text:p>
          </table:table-cell>
          <table:table-cell table:formula="of:=POWER(10; [.$D$3]+([.$D$4]-[.$D$3])/[.$A16]*[.H$11])" office:value-type="float" office:value="127.53810782613" calcext:value-type="float">
            <text:p>127.5381078261</text:p>
          </table:table-cell>
          <table:table-cell table:formula="of:=POWER(10; [.$D$3]+([.$D$4]-[.$D$3])/[.$A16]*[.I$11])" office:value-type="float" office:value="156.224984880211" calcext:value-type="float">
            <text:p>156.2249848802</text:p>
          </table:table-cell>
          <table:table-cell table:formula="of:=POWER(10; [.$D$3]+([.$D$4]-[.$D$3])/[.$A16]*[.J$11])" office:value-type="float" office:value="191.364340563172" calcext:value-type="float">
            <text:p>191.364340563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 hairline</text:p>
          </table:table-cell>
          <table:table-cell table:style-name="ce1" table:formula="of:=([.C16]-[.$B$3])/([.$B$2]-[.$B$3])" office:value-type="percentage" office:value="0.635288458035148" calcext:value-type="percentage">
            <text:p>63.53%</text:p>
          </table:table-cell>
          <table:table-cell table:style-name="ce1" table:formula="of:=([.D16]-[.$B$3])/([.$B$2]-[.$B$3])" office:value-type="percentage" office:value="0.464758444004948" calcext:value-type="percentage">
            <text:p>46.48%</text:p>
          </table:table-cell>
          <table:table-cell table:style-name="ce1" table:formula="of:=([.E16]-[.$B$3])/([.$B$2]-[.$B$3])" office:value-type="percentage" office:value="0.255871474317354" calcext:value-type="percentage">
            <text:p>25.59%</text:p>
          </table:table-cell>
          <table:table-cell table:style-name="ce1" table:formula="of:=([.F16]-[.$B$3])/([.$B$4]-[.$B$3])" office:value-type="percentage" office:value="0" calcext:value-type="percentage">
            <text:p>0.00%</text:p>
          </table:table-cell>
          <table:table-cell table:style-name="ce1" table:formula="of:=([.G16]-[.$B$3])/([.$B$4]-[.$B$3])" office:value-type="percentage" office:value="0.308368876788025" calcext:value-type="percentage">
            <text:p>30.84%</text:p>
          </table:table-cell>
          <table:table-cell table:style-name="ce1" table:formula="of:=([.H16]-[.$B$3])/([.$B$4]-[.$B$3])" office:value-type="percentage" office:value="0.686098513324678" calcext:value-type="percentage">
            <text:p>68.61%</text:p>
          </table:table-cell>
          <table:table-cell table:style-name="ce1" table:formula="of:=([.I16]-[.$B$3])/([.$B$4]-[.$B$3])" office:value-type="percentage" office:value="1.14879007871307" calcext:value-type="percentage">
            <text:p>114.88%</text:p>
          </table:table-cell>
          <table:table-cell table:style-name="ce1" table:formula="of:=([.J16]-[.$B$3])/([.$B$4]-[.$B$3])" office:value-type="percentage" office:value="1.71555388005115" calcext:value-type="percentage">
            <text:p>171.56%</text:p>
          </table:table-cell>
          <table:table-cell office:value-type="string" calcext:value-type="string">
            <text:p>to fa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ultra-light</text:p>
          </table:table-cell>
          <table:table-cell office:value-type="string" calcext:value-type="string">
            <text:p>extra-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semibold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heavy</text:p>
          </table:table-cell>
          <table:table-cell table:style-name="ce2" office:value-type="string" calcext:value-type="string">
            <text:p>black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or 5pt:</text:p>
          </table:table-cell>
          <table:table-cell table:number-columns-repeated="18"/>
        </table:table-row>
        <table:table-row table:style-name="ro1">
          <table:table-cell office:value-type="float" office:value="2.7" calcext:value-type="float">
            <text:p>2.7</text:p>
          </table:table-cell>
          <table:table-cell/>
          <table:table-cell table:formula="of:=POWER(10; [.$I$3]+([.$I$4]-[.$I$3])/[.$A22]*[.C$11])" office:value-type="float" office:value="71.8525141370684" calcext:value-type="float">
            <text:p>71.8525141371</text:p>
          </table:table-cell>
          <table:table-cell table:formula="of:=POWER(10; [.$I$3]+([.$I$4]-[.$I$3])/[.$A22]*[.D$11])" office:value-type="float" office:value="83.3106750386416" calcext:value-type="float">
            <text:p>83.3106750386</text:p>
          </table:table-cell>
          <table:table-cell table:formula="of:=POWER(10; [.$I$3]+([.$I$4]-[.$I$3])/[.$A22]*[.E$11])" office:value-type="float" office:value="96.5960434196341" calcext:value-type="float">
            <text:p>96.5960434196</text:p>
          </table:table-cell>
          <table:table-cell table:formula="of:=POWER(10; [.$I$3]+([.$I$4]-[.$I$3])/[.$A22]*[.F$11])" office:value-type="float" office:value="112" calcext:value-type="float">
            <text:p>112</text:p>
          </table:table-cell>
          <table:table-cell table:formula="of:=POWER(10; [.$I$3]+([.$I$4]-[.$I$3])/[.$A22]*[.G$11])" office:value-type="float" office:value="129.860391336176" calcext:value-type="float">
            <text:p>129.8603913362</text:p>
          </table:table-cell>
          <table:table-cell table:formula="of:=POWER(10; [.$I$3]+([.$I$4]-[.$I$3])/[.$A22]*[.H$11])" office:value-type="float" office:value="150.568939624865" calcext:value-type="float">
            <text:p>150.5689396249</text:p>
          </table:table-cell>
          <table:table-cell table:formula="of:=POWER(10; [.$I$3]+([.$I$4]-[.$I$3])/[.$A22]*[.I$11])" office:value-type="float" office:value="174.579834131769" calcext:value-type="float">
            <text:p>174.5798341318</text:p>
          </table:table-cell>
          <table:table-cell table:formula="of:=POWER(10; [.$I$3]+([.$I$4]-[.$I$3])/[.$A22]*[.J$11])" office:value-type="float" office:value="202.419692676395" calcext:value-type="float">
            <text:p>202.41969267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 hairline</text:p>
          </table:table-cell>
          <table:table-cell table:style-name="ce1" table:formula="of:=([.C22]-[.$G$3])/([.$G$2]-[.$G$3])" office:value-type="percentage" office:value="0.704341857244414" calcext:value-type="percentage">
            <text:p>70.43%</text:p>
          </table:table-cell>
          <table:table-cell table:style-name="ce1" table:formula="of:=([.D22]-[.$G$3])/([.$G$2]-[.$G$3])" office:value-type="percentage" office:value="0.503321490550148" calcext:value-type="percentage">
            <text:p>50.33%</text:p>
          </table:table-cell>
          <table:table-cell table:style-name="ce1" table:formula="of:=([.E22]-[.$G$3])/([.$G$2]-[.$G$3])" office:value-type="percentage" office:value="0.27024485228712" calcext:value-type="percentage">
            <text:p>27.02%</text:p>
          </table:table-cell>
          <table:table-cell table:style-name="ce1" table:formula="of:=([.F22]-[.$G$3])/([.$G$4]-[.$G$3])" office:value-type="percentage" office:value="0" calcext:value-type="percentage">
            <text:p>0.00%</text:p>
          </table:table-cell>
          <table:table-cell table:style-name="ce1" table:formula="of:=([.G22]-[.$G$3])/([.$G$4]-[.$G$3])" office:value-type="percentage" office:value="0.32473438793048" calcext:value-type="percentage">
            <text:p>32.47%</text:p>
          </table:table-cell>
          <table:table-cell table:style-name="ce1" table:formula="of:=([.H22]-[.$G$3])/([.$G$4]-[.$G$3])" office:value-type="percentage" office:value="0.701253447724817" calcext:value-type="percentage">
            <text:p>70.13%</text:p>
          </table:table-cell>
          <table:table-cell table:style-name="ce1" table:formula="of:=([.I22]-[.$G$3])/([.$G$4]-[.$G$3])" office:value-type="percentage" office:value="1.13781516603216" calcext:value-type="percentage">
            <text:p>113.78%</text:p>
          </table:table-cell>
          <table:table-cell table:style-name="ce1" table:formula="of:=([.J22]-[.$G$3])/([.$G$4]-[.$G$3])" office:value-type="percentage" office:value="1.64399441229809" calcext:value-type="percentage">
            <text:p>164.40%</text:p>
          </table:table-cell>
          <table:table-cell office:value-type="string" calcext:value-type="string">
            <text:p>to fa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ultra-light</text:p>
          </table:table-cell>
          <table:table-cell office:value-type="string" calcext:value-type="string">
            <text:p>extra-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semibold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heavy</text:p>
          </table:table-cell>
          <table:table-cell table:style-name="ce2" office:value-type="string" calcext:value-type="string">
            <text:p>black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or 60pt:</text:p>
          </table:table-cell>
          <table:table-cell table:number-columns-repeated="18"/>
        </table:table-row>
        <table:table-row table:style-name="ro1">
          <table:table-cell office:value-type="float" office:value="2.7" calcext:value-type="float">
            <text:p>2.7</text:p>
          </table:table-cell>
          <table:table-cell/>
          <table:table-cell table:formula="of:=POWER(10; [.$S$3]+([.$S$4]-[.$S$3])/[.$A28]*[.C$11])" office:value-type="float" office:value="42.3756556328003" calcext:value-type="float">
            <text:p>42.3756556328</text:p>
          </table:table-cell>
          <table:table-cell table:formula="of:=POWER(10; [.$S$3]+([.$S$4]-[.$S$3])/[.$A28]*[.D$11])" office:value-type="float" office:value="53.0196656339018" calcext:value-type="float">
            <text:p>53.0196656339</text:p>
          </table:table-cell>
          <table:table-cell table:formula="of:=POWER(10; [.$S$3]+([.$S$4]-[.$S$3])/[.$A28]*[.E$11])" office:value-type="float" office:value="66.3372613816236" calcext:value-type="float">
            <text:p>66.3372613816</text:p>
          </table:table-cell>
          <table:table-cell table:formula="of:=POWER(10; [.$S$3]+([.$S$4]-[.$S$3])/[.$A28]*[.F$11])" office:value-type="float" office:value="83" calcext:value-type="float">
            <text:p>83</text:p>
          </table:table-cell>
          <table:table-cell table:formula="of:=POWER(10; [.$S$3]+([.$S$4]-[.$S$3])/[.$A28]*[.G$11])" office:value-type="float" office:value="103.848121802453" calcext:value-type="float">
            <text:p>103.8481218025</text:p>
          </table:table-cell>
          <table:table-cell table:formula="of:=POWER(10; [.$S$3]+([.$S$4]-[.$S$3])/[.$A28]*[.H$11])" office:value-type="float" office:value="129.932920504784" calcext:value-type="float">
            <text:p>129.9329205048</text:p>
          </table:table-cell>
          <table:table-cell table:formula="of:=POWER(10; [.$S$3]+([.$S$4]-[.$S$3])/[.$A28]*[.I$11])" office:value-type="float" office:value="162.569756081076" calcext:value-type="float">
            <text:p>162.5697560811</text:p>
          </table:table-cell>
          <table:table-cell table:formula="of:=POWER(10; [.$S$3]+([.$S$4]-[.$S$3])/[.$A28]*[.J$11])" office:value-type="float" office:value="203.40438350485" calcext:value-type="float">
            <text:p>203.40438350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 hairline</text:p>
          </table:table-cell>
          <table:table-cell table:style-name="ce1" table:formula="of:=([.C28]-[.$Q$3])/([.$Q$2]-[.$Q$3])" office:value-type="percentage" office:value="0.580347776674282" calcext:value-type="percentage">
            <text:p>58.03%</text:p>
          </table:table-cell>
          <table:table-cell table:style-name="ce1" table:formula="of:=([.D28]-[.$Q$3])/([.$Q$2]-[.$Q$3])" office:value-type="percentage" office:value="0.428290490944261" calcext:value-type="percentage">
            <text:p>42.83%</text:p>
          </table:table-cell>
          <table:table-cell table:style-name="ce1" table:formula="of:=([.E28]-[.$Q$3])/([.$Q$2]-[.$Q$3])" office:value-type="percentage" office:value="0.238039123119663" calcext:value-type="percentage">
            <text:p>23.80%</text:p>
          </table:table-cell>
          <table:table-cell table:style-name="ce1" table:formula="of:=([.F28]-[.$Q$3])/([.$Q$4]-[.$Q$3])" office:value-type="percentage" office:value="0" calcext:value-type="percentage">
            <text:p>0.00%</text:p>
          </table:table-cell>
          <table:table-cell table:style-name="ce1" table:formula="of:=([.G28]-[.$Q$3])/([.$Q$4]-[.$Q$3])" office:value-type="percentage" office:value="0.302146692789173" calcext:value-type="percentage">
            <text:p>30.21%</text:p>
          </table:table-cell>
          <table:table-cell table:style-name="ce1" table:formula="of:=([.H28]-[.$Q$3])/([.$Q$4]-[.$Q$3])" office:value-type="percentage" office:value="0.680187253692525" calcext:value-type="percentage">
            <text:p>68.02%</text:p>
          </table:table-cell>
          <table:table-cell table:style-name="ce1" table:formula="of:=([.I28]-[.$Q$3])/([.$Q$4]-[.$Q$3])" office:value-type="percentage" office:value="1.15318487074023" calcext:value-type="percentage">
            <text:p>115.32%</text:p>
          </table:table-cell>
          <table:table-cell table:style-name="ce1" table:formula="of:=([.J28]-[.$Q$3])/([.$Q$4]-[.$Q$3])" office:value-type="percentage" office:value="1.74499106528769" calcext:value-type="percentage">
            <text:p>174.50%</text:p>
          </table:table-cell>
          <table:table-cell office:value-type="string" calcext:value-type="string">
            <text:p>to fa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ultra-light</text:p>
          </table:table-cell>
          <table:table-cell office:value-type="string" calcext:value-type="string">
            <text:p>extra-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semibold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heavy</text:p>
          </table:table-cell>
          <table:table-cell table:style-name="ce2" office:value-type="string" calcext:value-type="string">
            <text:p>blac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08:09:23.8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1:18:07.881000000</meta:creation-date>
    <dc:date>2016-07-28T08:20:45.519000000</dc:date>
    <meta:editing-duration>P1DT11H52M19S</meta:editing-duration>
    <meta:editing-cycles>4</meta:editing-cycles>
    <meta:generator>LibreOffice/4.4.2.2$Windows_x86 LibreOffice_project/c4c7d32d0d49397cad38d62472b0bc8acff48dd6</meta:generator>
    <meta:document-statistic meta:table-count="1" meta:cell-count="134" meta:object-count="0"/>
  </office:meta>
</office:document-meta>
</file>